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1181a8"/>
    </style:style>
    <style:style style:name="P2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162450"/>
    </style:style>
    <style:style style:name="P3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16c58d"/>
    </style:style>
    <style:style style:name="P4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184a0a"/>
    </style:style>
    <style:style style:name="P5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19ea4c"/>
    </style:style>
    <style:style style:name="P6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1cf957"/>
    </style:style>
    <style:style style:name="P7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1df081"/>
    </style:style>
    <style:style style:name="P8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24f2e0"/>
    </style:style>
    <style:style style:name="P9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2591a4"/>
    </style:style>
    <style:style style:name="P10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266a13"/>
    </style:style>
    <style:style style:name="P11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181a8" officeooo:paragraph-rsid="00283c9b"/>
    </style:style>
    <style:style style:name="P12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2126a" officeooo:paragraph-rsid="0012126a"/>
    </style:style>
    <style:style style:name="P13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2126a" officeooo:paragraph-rsid="001fc0a7"/>
    </style:style>
    <style:style style:name="P14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29249" officeooo:paragraph-rsid="00129249"/>
    </style:style>
    <style:style style:name="P15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29249" officeooo:paragraph-rsid="00138a25"/>
    </style:style>
    <style:style style:name="P16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29249" officeooo:paragraph-rsid="001fc0a7"/>
    </style:style>
    <style:style style:name="P17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2ea29" officeooo:paragraph-rsid="0012ea29"/>
    </style:style>
    <style:style style:name="P18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2ea29" officeooo:paragraph-rsid="0016c58d"/>
    </style:style>
    <style:style style:name="P19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38a25" officeooo:paragraph-rsid="00138a25"/>
    </style:style>
    <style:style style:name="P20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38a25" officeooo:paragraph-rsid="001df081"/>
    </style:style>
    <style:style style:name="P21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47fc2" officeooo:paragraph-rsid="00147fc2"/>
    </style:style>
    <style:style style:name="P22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5b55b" officeooo:paragraph-rsid="0015b55b"/>
    </style:style>
    <style:style style:name="P23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paragraph-rsid="0021212b"/>
    </style:style>
    <style:style style:name="P24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62450" officeooo:paragraph-rsid="00162450"/>
    </style:style>
    <style:style style:name="P25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6c58d" officeooo:paragraph-rsid="0016c58d"/>
    </style:style>
    <style:style style:name="P26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6c58d" officeooo:paragraph-rsid="001df081"/>
    </style:style>
    <style:style style:name="P27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83e7e" officeooo:paragraph-rsid="00183e7e"/>
    </style:style>
    <style:style style:name="P28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84a0a" officeooo:paragraph-rsid="00184a0a"/>
    </style:style>
    <style:style style:name="P29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aa6ee" officeooo:paragraph-rsid="001aa6ee"/>
    </style:style>
    <style:style style:name="P30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cf957" officeooo:paragraph-rsid="001cf957"/>
    </style:style>
    <style:style style:name="P31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df081" officeooo:paragraph-rsid="001df081"/>
    </style:style>
    <style:style style:name="P32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1fc0a7" officeooo:paragraph-rsid="001fc0a7"/>
    </style:style>
    <style:style style:name="P33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21212b" officeooo:paragraph-rsid="0021212b"/>
    </style:style>
    <style:style style:name="P34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1212b" officeooo:paragraph-rsid="0021212b"/>
    </style:style>
    <style:style style:name="P35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27c46" officeooo:paragraph-rsid="00227c46"/>
    </style:style>
    <style:style style:name="P36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40919" officeooo:paragraph-rsid="00240919"/>
    </style:style>
    <style:style style:name="P37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4f2e0" officeooo:paragraph-rsid="0024f2e0"/>
    </style:style>
    <style:style style:name="P38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591a4" officeooo:paragraph-rsid="00266a13"/>
    </style:style>
    <style:style style:name="P39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2591a4" officeooo:paragraph-rsid="002591a4"/>
    </style:style>
    <style:style style:name="P40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83c9b" officeooo:paragraph-rsid="00283c9b"/>
    </style:style>
    <style:style style:name="P41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283c9b" officeooo:paragraph-rsid="0031fd44"/>
    </style:style>
    <style:style style:name="P42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31fd44" officeooo:paragraph-rsid="0031fd44"/>
    </style:style>
    <style:style style:name="P43" style:family="paragraph" style:parent-style-name="Standard">
      <style:paragraph-properties fo:break-before="page">
        <style:tab-stops>
          <style:tab-stop style:position="9in" style:type="right"/>
          <style:tab-stop style:position="9.3752in" style:type="right"/>
        </style:tab-stops>
      </style:paragraph-properties>
      <style:text-properties officeooo:rsid="001df081" officeooo:paragraph-rsid="001df081"/>
    </style:style>
    <style:style style:name="P44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officeooo:rsid="00147fc2" officeooo:paragraph-rsid="00147fc2"/>
    </style:style>
    <style:style style:name="P45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fo:font-weight="normal" officeooo:rsid="001fc0a7" officeooo:paragraph-rsid="001fc0a7" style:font-weight-asian="normal" style:font-weight-complex="normal"/>
    </style:style>
    <style:style style:name="P46" style:family="paragraph" style:parent-style-name="Standard">
      <style:paragraph-properties>
        <style:tab-stops>
          <style:tab-stop style:position="3.75in" style:type="right"/>
          <style:tab-stop style:position="4.252in" style:type="right"/>
        </style:tab-stops>
      </style:paragraph-properties>
      <style:text-properties fo:font-weight="normal" officeooo:rsid="0024f2e0" officeooo:paragraph-rsid="0024f2e0" style:font-weight-asian="normal" style:font-weight-complex="normal"/>
    </style:style>
    <style:style style:name="P47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40919" officeooo:paragraph-rsid="00240919"/>
    </style:style>
    <style:style style:name="P48" style:family="paragraph" style:parent-style-name="Standard">
      <style:paragraph-properties>
        <style:tab-stops>
          <style:tab-stop style:position="9.4374in" style:type="right"/>
        </style:tab-stops>
      </style:paragraph-properties>
      <style:text-properties officeooo:rsid="002591a4" officeooo:paragraph-rsid="002591a4"/>
    </style:style>
    <style:style style:name="P49" style:family="paragraph" style:parent-style-name="Heading_20_1">
      <style:text-properties officeooo:paragraph-rsid="001181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a29" style:font-weight-asian="normal" style:font-weight-complex="normal"/>
    </style:style>
    <style:style style:name="T3" style:family="text">
      <style:text-properties fo:font-weight="normal" officeooo:rsid="00138a25" style:font-weight-asian="normal" style:font-weight-complex="normal"/>
    </style:style>
    <style:style style:name="T4" style:family="text">
      <style:text-properties fo:font-weight="normal" officeooo:rsid="00183e7e" style:font-weight-asian="normal" style:font-weight-complex="normal"/>
    </style:style>
    <style:style style:name="T5" style:family="text">
      <style:text-properties fo:font-weight="normal" officeooo:rsid="001fc0a7" style:font-weight-asian="normal" style:font-weight-complex="normal"/>
    </style:style>
    <style:style style:name="T6" style:family="text">
      <style:text-properties fo:font-weight="normal" officeooo:rsid="00129249" style:font-weight-asian="normal" style:font-weight-complex="normal"/>
    </style:style>
    <style:style style:name="T7" style:family="text">
      <style:text-properties fo:font-weight="normal" officeooo:rsid="00266a13" style:font-weight-asian="normal" style:font-weight-complex="normal"/>
    </style:style>
    <style:style style:name="T8" style:family="text">
      <style:text-properties fo:font-weight="normal" officeooo:rsid="00162450" style:font-weight-asian="normal" style:font-weight-complex="normal"/>
    </style:style>
    <style:style style:name="T9" style:family="text">
      <style:text-properties fo:font-weight="normal" officeooo:rsid="00283c9b" style:font-weight-asian="normal" style:font-weight-complex="normal"/>
    </style:style>
    <style:style style:name="T10" style:family="text">
      <style:text-properties fo:font-weight="normal" officeooo:rsid="0015b55b" style:font-weight-asian="normal" style:font-weight-complex="normal"/>
    </style:style>
    <style:style style:name="T11" style:family="text">
      <style:text-properties fo:font-weight="normal" officeooo:rsid="00311add" style:font-weight-asian="normal" style:font-weight-complex="normal"/>
    </style:style>
    <style:style style:name="T12" style:family="text">
      <style:text-properties officeooo:rsid="00129249"/>
    </style:style>
    <style:style style:name="T13" style:family="text">
      <style:text-properties officeooo:rsid="0012ea29"/>
    </style:style>
    <style:style style:name="T14" style:family="text">
      <style:text-properties officeooo:rsid="00138a25"/>
    </style:style>
    <style:style style:name="T15" style:family="text">
      <style:text-properties officeooo:rsid="00147fc2"/>
    </style:style>
    <style:style style:name="T16" style:family="text">
      <style:text-properties officeooo:rsid="0015b55b"/>
    </style:style>
    <style:style style:name="T17" style:family="text">
      <style:text-properties officeooo:rsid="00162450"/>
    </style:style>
    <style:style style:name="T18" style:family="text">
      <style:text-properties officeooo:rsid="0016c58d"/>
    </style:style>
    <style:style style:name="T19" style:family="text">
      <style:text-properties officeooo:rsid="00183e7e"/>
    </style:style>
    <style:style style:name="T20" style:family="text">
      <style:text-properties officeooo:rsid="00184a0a"/>
    </style:style>
    <style:style style:name="T21" style:family="text">
      <style:text-properties officeooo:rsid="0019ea4c"/>
    </style:style>
    <style:style style:name="T22" style:family="text">
      <style:text-properties officeooo:rsid="001aa6ee"/>
    </style:style>
    <style:style style:name="T23" style:family="text">
      <style:text-properties officeooo:rsid="001cf957"/>
    </style:style>
    <style:style style:name="T24" style:family="text">
      <style:text-properties officeooo:rsid="001df081"/>
    </style:style>
    <style:style style:name="T25" style:family="text">
      <style:text-properties officeooo:rsid="001fc0a7"/>
    </style:style>
    <style:style style:name="T26" style:family="text">
      <style:text-properties officeooo:rsid="0021212b"/>
    </style:style>
    <style:style style:name="T27" style:family="text">
      <style:text-properties officeooo:rsid="0024f2e0"/>
    </style:style>
    <style:style style:name="T28" style:family="text">
      <style:text-properties officeooo:rsid="002591a4"/>
    </style:style>
    <style:style style:name="T29" style:family="text">
      <style:text-properties officeooo:rsid="00266a13"/>
    </style:style>
    <style:style style:name="T30" style:family="text">
      <style:text-properties officeooo:rsid="002b305c"/>
    </style:style>
    <style:style style:name="Sect1" style:family="section">
      <style:section-properties style:editable="false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2">Pa<text:tab/>I/me<text:tab/>S</text:p>
        <text:p text:style-name="P12">pase<text:tab/>I will<text:tab/>S</text:p>
        <text:p text:style-name="P12">papa<text:tab/>a relationship<text:tab/>N</text:p>
        <text:p text:style-name="P12">pala<text:tab/>head<text:tab/>N</text:p>
        <text:p text:style-name="P12">pe<text:tab/>we/us<text:tab/>S</text:p>
        <text:p text:style-name="P12">tapa<text:tab/>slow<text:tab/>V</text:p>
        <text:p text:style-name="P12">te<text:tab/>inside<text:tab/>L</text:p>
        <text:p text:style-name="P12">tepala<text:tab/>brain<text:tab/>N</text:p>
        <text:p text:style-name="P12">telepala<text:tab/>orgins<text:tab/>N</text:p>
        <text:p text:style-name="P12">ta<text:tab/>small thing<text:tab/>A</text:p>
        <text:p text:style-name="P14">ka <text:tab/>person<text:tab/>N</text:p>
        <text:p text:style-name="P14">kamana<text:tab/><text:span text:style-name="T17">strong man </text:span>/ thing of beauty<text:tab/>N/<text:span text:style-name="T15">A</text:span></text:p>
        <text:p text:style-name="P14">taha<text:tab/>to create sound<text:tab/>V</text:p>
        <text:p text:style-name="P14">kamanataha<text:tab/>to sing<text:tab/>V</text:p>
        <text:p text:style-name="P14">kawa<text:tab/>to heal<text:tab/>V</text:p>
        <text:p text:style-name="P14">kawanama<text:tab/>to live/be born/<text:span text:style-name="T17">about</text:span><text:tab/>V</text:p>
        <text:p text:style-name="P14">ke<text:tab/>them/<text:span text:style-name="T15">hole</text:span><text:tab/>L</text:p>
        <text:p text:style-name="P17">kela<text:tab/>cave<text:tab/>N</text:p>
        <text:p text:style-name="P17">kakela<text:tab/>miner<text:tab/>N</text:p>
        <text:p text:style-name="P17">kala<text:tab/>father<text:tab/>N</text:p>
        <text:p text:style-name="P17">kekawa<text:tab/>to hurt<text:tab/>V</text:p>
        <text:p text:style-name="P17">kekawanawa<text:tab/>death<text:tab/><text:span text:style-name="T14">V</text:span></text:p>
        <text:p text:style-name="P15">kawanama<text:span text:style-name="T13">kekawanawa<text:tab/>story<text:tab/>N</text:span></text:p>
        <text:p text:style-name="P19">kekawatapa<text:tab/>sickness<text:tab/>N/<text:span text:style-name="T15">A</text:span></text:p>
        <text:p text:style-name="P19">papakekawatapa<text:tab/>war/conflict<text:tab/>N</text:p>
        <text:p text:style-name="P21">kekawapapa<text:tab/>assult/murder<text:tab/>V</text:p>
        <text:p text:style-name="P21">kekawapa<text:tab/>self inflicted pain<text:tab/>V</text:p>
        <text:p text:style-name="P21">kena<text:tab/>to sit<text:tab/>V</text:p>
        <text:p text:style-name="P21">kahase<text:tab/>dry<text:tab/>A</text:p>
        <text:p text:style-name="P22">kepala<text:tab/>mouth<text:tab/>N</text:p>
        <text:p text:style-name="P22">tahakepala<text:tab/>to tell/talk<text:tab/>V</text:p>
        <text:p text:style-name="P17">lase<text:tab/>you wil<text:span text:style-name="T16">l</text:span><text:tab/>N<text:span text:style-name="T16">I</text:span></text:p>
        <text:p text:style-name="P24">he<text:span text:style-name="T16">kepala<text:tab/></text:span>ears<text:tab/>N</text:p>
        <text:p text:style-name="P24">kahalene<text:tab/>chair<text:tab/>N</text:p>
        <text:p text:style-name="P24">kapa<text:tab/>system/complex<text:tab/>N/V</text:p>
        <text:p text:style-name="P24">kepa<text:tab/>electricity<text:tab/>N<text:tab/></text:p>
        <text:p text:style-name="P24">kepakapa<text:tab/>computer<text:tab/>N</text:p>
        <text:p text:style-name="P24">kekawanama<text:tab/>meat<text:tab/>N</text:p>
        <text:p text:style-name="P24">keta<text:tab/>time passing<text:tab/>V</text:p>
        <text:p text:style-name="P24">ketanama<text:tab/>year<text:tab/><text:span text:style-name="T18">NI</text:span></text:p>
        <text:p text:style-name="P25">katakawapa<text:tab/>happy<text:tab/>A</text:p>
        <text:p text:style-name="P25">kahasenanala<text:tab/>sand<text:tab/>N</text:p>
        <text:p text:style-name="P25">kase<text:tab/>fire<text:tab/>N</text:p>
        <text:p text:style-name="P25">kasekanahasehanala<text:tab/>glass<text:tab/>N</text:p>
        <text:p text:style-name="P25">sa<text:tab/>sky<text:tab/>N</text:p>
        <text:p text:style-name="P25">sewewe<text:tab/>to stain<text:tab/> V</text:p>
        <text:p text:style-name="P25">sekekawanama<text:tab/>deathly ill<text:tab/>V</text:p>
        <text:p text:style-name="P25">nana<text:tab/>to move<text:tab/>V</text:p>
        <text:p text:style-name="P25">na <text:tab/>to stand<text:tab/>V</text:p>
        <text:p text:style-name="P25">se<text:tab/>not/<text:span text:style-name="T19">down/home</text:span><text:tab/>A</text:p>
        <text:p text:style-name="P25">ketasetapa<text:tab/>in a hurrry<text:tab/>AV</text:p>
        <text:p text:style-name="P25">setapa<text:tab/>fast<text:tab/>V</text:p>
        <text:p text:style-name="P25">nama<text:tab/>big thing<text:tab/>A</text:p>
        <text:p text:style-name="P18">kekawanawa<text:span text:style-name="T14">papake<text:tab/>to take control/cause peace<text:tab/>V</text:span></text:p>
        <text:p text:style-name="P27">sewewewekekawanama<text:tab/>blood<text:tab/>N</text:p>
        <text:p text:style-name="P27">ha<text:tab/>animal<text:tab/>N</text:p>
        <text:p text:style-name="P27">he<text:tab/>fish<text:tab/>N</text:p>
        <text:p text:style-name="P27">hehe<text:tab/>fishing<text:tab/>V</text:p>
        <text:p text:style-name="P27">heheka<text:tab/>fisherman<text:tab/>N</text:p>
        <text:p text:style-name="P27">hase<text:tab/>mountan<text:tab/>N</text:p>
        <text:p text:style-name="P27">hese<text:tab/><text:span text:style-name="T22">water</text:span><text:tab/>N</text:p>
        <text:p text:style-name="P27">hasehese<text:tab/>island<text:tab/>N</text:p>
        <text:p text:style-name="P27"><text:span text:style-name="T20">le</text:span><text:tab/>currency<text:tab/>N</text:p>
        <text:p text:style-name="P28">la<text:tab/>he/she/it, <text:span text:style-name="T21">rock</text:span><text:tab/>N</text:p>
        <text:p text:style-name="P27">l<text:span text:style-name="T20">e</text:span>ka<text:tab/>store/marketplace<text:tab/>N</text:p>
        <text:p text:style-name="P27">namase<text:tab/>stronghold<text:tab/>N</text:p>
        <text:p text:style-name="P27">namana<text:tab/>to make bigger<text:tab/>V</text:p>
        <text:p text:style-name="P27">tala<text:tab/>to make<text:tab/>V</text:p>
        <text:p text:style-name="P27"><text:soft-page-break/>sahase<text:tab/>length<text:tab/>U</text:p>
        <text:p text:style-name="P28">lata<text:tab/>man<text:tab/>N</text:p>
        <text:p text:style-name="P28">lala<text:tab/>woman<text:tab/>N</text:p>
        <text:p text:style-name="P28">lana<text:tab/>to see<text:tab/>V</text:p>
        <text:p text:style-name="P28">namapapa<text:tab/>town/city<text:tab/>N</text:p>
        <text:p text:style-name="P29">talahesesa<text:tab/>rain/weather<text:tab/>V</text:p>
        <text:p text:style-name="P30">lela<text:tab/>name<text:tab/>N</text:p>
        <text:p text:style-name="P31">namahese<text:tab/>ocean<text:tab/>N</text:p>
        <text:p text:style-name="P31">telepalapapa<text:tab/>heart<text:tab/>N</text:p>
        <text:p text:style-name="P31">namale<text:tab/>to succeed<text:tab/>V</text:p>
        <text:p text:style-name="P31">senamale<text:tab/>to fail<text:tab/>V</text:p>
        <text:p text:style-name="P26">ketasetapa<text:span text:style-name="T24">senamale<text:tab/>to fail recklessly<text:tab/> V</text:span></text:p>
        <text:p text:style-name="P20">papakekawatapa<text:span text:style-name="T24">senamale<text:tab/>chaos<text:tab/>A</text:span></text:p>
        <text:p text:style-name="P16">kawanam<text:span text:style-name="T25">ka<text:tab/>children/baby<text:tab/>N</text:span></text:p>
        <text:p text:style-name="P13">ta<text:span text:style-name="T1">tepala<text:tab/></text:span><text:span text:style-name="T5">dumb/not smart<text:tab/>A</text:span></text:p>
        <text:p text:style-name="P45">tata<text:tab/>to use<text:tab/>V</text:p>
        <text:p text:style-name="P33">tatahekepala<text:tab/>skillfull man<text:tab/>N</text:p>
        <text:p text:style-name="P33">ketanamanama<text:tab/>long time<text:tab/>A</text:p>
        <text:p text:style-name="P45">past tense<text:tab/>sate</text:p>
        <text:p text:style-name="P45">post tense<text:tab/>seta</text:p>
        <text:p text:style-name="P33"><text:span text:style-name="T1">tapaka<text:tab/>wander<text:tab/></text:span><text:span text:style-name="T11">V</text:span></text:p>
        <text:p text:style-name="P46">we <text:tab/>and<text:tab/>?</text:p>
        <text:p text:style-name="P39"><text:span text:style-name="T1">Tasa<text:tab/></text:span><text:span text:style-name="T7">to become<text:tab/></text:span><text:span text:style-name="T11">V</text:span></text:p>
        <text:p text:style-name="P41"><text:span text:style-name="T8">kekawanama</text:span><text:span text:style-name="T1">kase</text:span><text:span text:style-name="T7"><text:tab/></text:span><text:span text:style-name="T1">eat<text:tab/></text:span><text:span text:style-name="T11">V</text:span></text:p>
        <text:p text:style-name="P42"><text:span text:style-name="T11">t</text:span><text:span text:style-name="T1">asa</text:span><text:span text:style-name="T8">kekawanama</text:span><text:span text:style-name="T9">kase<text:tab/></text:span></text:p>
      </text:section>
      <text:p text:style-name="P43"/>
      <text:h text:style-name="P49" text:outline-level="1">sample sentences</text:h>
      <text:p text:style-name="P1">VSO</text:p>
      <text:p text:style-name="P1">original<text:tab/>meaning</text:p>
      <text:p text:style-name="P2"><text:span text:style-name="T16">tahakepala lase kamana kawanamakekawanawa,</text:span><text:tab/>Sing in me, Muse, and through me tell the story</text:p>
      <text:p text:style-name="P32">talk you will <text:span text:style-name="T12">of beauty </text:span>story</text:p>
      <text:p text:style-name="P23"><text:span text:style-name="T12">tatahekepala kawanama,</text:span><text:tab/>of that man skilled in all ways of contending,</text:p>
      <text:p text:style-name="P32"><text:span text:style-name="T26">hear skilled </text:span>man</text:p>
      <text:p text:style-name="P3"><text:span text:style-name="T18">ketasetapa nana tapaka ketanamanama,</text:span><text:tab/>the wanderer, harried for years on end,</text:p>
      <text:p text:style-name="P34">in a hurry move wander longtime</text:p>
      <text:p text:style-name="P3"><text:span text:style-name="T2">kekawanawa</text:span><text:span text:style-name="T3">papake </text:span><text:span text:style-name="T4">namase</text:span><text:tab/>after he plundered the stonghold</text:p>
      <text:p text:style-name="P34">take control stronghold</text:p>
      <text:p text:style-name="P1"><text:span text:style-name="T19">nama Troy.</text:span><text:tab/>on the proud height of Troy.</text:p>
      <text:p text:style-name="P34">Important Troy.</text:p>
      <text:p text:style-name="P4"><text:span text:style-name="T20">Lana namapapa</text:span><text:tab/>He saw the townlands</text:p>
      <text:p text:style-name="P34">see town</text:p>
      <text:p text:style-name="P5"><text:span text:style-name="T19">setapa namatepala tepala la lata namasahase,</text:span><text:tab/>and learned the minds of many distant men,</text:p>
      <text:p text:style-name="P35">fast to learn brain of man distant</text:p>
      <text:p text:style-name="P36">setalahesesa ketanamanama<text:tab/>and weathered many bitter nights and days</text:p>
      <text:p text:style-name="P36">badweather <text:span text:style-name="T26">longtime</text:span></text:p>
      <text:p text:style-name="P8"><text:span text:style-name="T24">te lata telepalapapa, <text:s/>kekawa lata ke</text:span><text:tab/>in his deep heart at sea, while he fought only</text:p>
      <text:p text:style-name="P36">inside man/his heart, <text:span text:style-name="T27">hurt man them<text:tab/></text:span></text:p>
      <text:p text:style-name="P7"><text:span text:style-name="T24">lata sesekekawanama, we lana ke se</text:span><text:tab/>to save his life, to bring his shipmates home.</text:p>
      <text:p text:style-name="P37">Man not deathly ill, and see them home</text:p>
      <text:p text:style-name="P9"><text:span text:style-name="T28">senamale seta lata la</text:span><text:tab/>But not by will nor valor could he save them,</text:p>
      <text:p text:style-name="P48">failed will man he </text:p>
      <text:p text:style-name="P10"><text:span text:style-name="T28">papakekawatapasenamale tasa ketasetapasenamale sateke</text:span><text:tab/>for their own recklessness destroyed them all—</text:p>
      <text:p text:style-name="P38">recklessly <text:span text:style-name="T29">become</text:span> destroyed they </text:p>
      <text:p text:style-name="P11"><text:span text:style-name="T12">ta</text:span><text:span text:style-name="T6">tepala kawanam</text:span><text:span text:style-name="T9">a</text:span><text:span text:style-name="T6">ka </text:span><text:span text:style-name="T5">sateke</text:span><text:span text:style-name="T6"> tasa</text:span><text:span text:style-name="T5"> </text:span><text:span text:style-name="T8">kekawanama</text:span><text:span text:style-name="T10">kepala </text:span><text:span text:style-name="T5">setapa </text:span><text:span text:style-name="T2">kekawanawa </text:span><text:span text:style-name="T9">ha</text:span><text:span text:style-name="T12"><text:tab/>c</text:span>hildren and fools, they killed and feasted on</text:p>
      <text:p text:style-name="P40">eat dumb children they become <text:span text:style-name="T30">(</text:span>fast death animal<text:span text:style-name="T30">)</text:span></text:p>
      <text:p text:style-name="P11"><text:tab/>the cattle of Lord Hêlios, the Sun,</text:p>
      <text:p text:style-name="P6"/>
      <text:p text:style-name="P6"><text:soft-page-break/><text:tab/>and he who moves all day through heaven</text:p>
      <text:p text:style-name="P6"/>
      <text:p text:style-name="P6"><text:tab/>took from their eyes the dawn of their return.</text:p>
      <text:p text:style-name="P6"/>
      <text:p text:style-name="P6"/>
      <text:p text:style-name="P6"/>
      <text:p text:style-name="P6"/>
      <text:p text:style-name="P6"/>
      <text:p text:style-name="P6"><text:span text:style-name="T23">lata lela john</text:span><text:tab/><text:span text:style-name="T23">My name is john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0:29:13.357040630</meta:creation-date>
    <dc:date>2018-12-24T15:51:16.488050022</dc:date>
    <meta:editing-duration>PT2H46M55S</meta:editing-duration>
    <meta:editing-cycles>12</meta:editing-cycles>
    <meta:generator>LibreOffice/6.0.7.3.0$Linux_X86_64 LibreOffice_project/00m0$Build-3</meta:generator>
    <meta:document-statistic meta:table-count="0" meta:image-count="0" meta:object-count="0" meta:page-count="4" meta:paragraph-count="126" meta:word-count="571" meta:character-count="3200" meta:non-whitespace-character-count="2741"/>
  </office:meta>
</office:document-meta>
</file>